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929in" svg:height="5.5827in" svg:x="2.4906in" svg:y="0.0421in">
            <draw:object draw:notify-on-update-of-ranges="Sheet1.A1:Sheet1.A1 Sheet1.A2:Sheet1.A10 Sheet1.B1:Sheet1.B1 Sheet1.B2:Sheet1.B10 Sheet1.A1:Sheet1.A1 Sheet1.A2:Sheet1.A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terations</text:p>
          </table:table-cell>
          <table:table-cell office:value-type="string">
            <text:p>Jacobi Error</text:p>
          </table:table-cell>
          <table:table-cell office:value-type="string">
            <text:p>GS 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6144">
            <text:p>61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4576">
            <text:p>245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98304">
            <text:p>983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36">
            <text:p>1536</text:p>
          </table:table-cell>
          <table:table-cell office:value-type="float" office:value="393216">
            <text:p>3932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72">
            <text:p>3072</text:p>
          </table:table-cell>
          <table:table-cell office:value-type="float" office:value="1572864">
            <text:p>157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2:16:56</dc:date>
    <meta:document-statistic meta:table-count="1" meta:cell-count="3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7ff" draw:fill-color="#0047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35cm" svg:height="14.181cm" xlink:href=".." xlink:type="simple" chart:class="chart:scatter" chart:style-name="ch1">
        <chart:title svg:x="8.015cm" svg:y="0.418cm" chart:style-name="ch2">
          <text:p>Error (Jacobi vs. Gauss-Seidel</text:p>
        </chart:title>
        <chart:legend chart:legend-position="end" svg:x="19.728cm" svg:y="6.489cm" style:legend-expansion="high" chart:style-name="ch3"/>
        <chart:plot-area chart:style-name="ch4" table:cell-range-address="Sheet1.A1:Sheet1.C10" chart:data-source-has-labels="row" svg:x="1.511cm" svg:y="2.126cm" svg:width="17.325cm" svg:height="10.737cm">
          <chartooo:coordinate-region svg:x="3.244cm" svg:y="2.353cm" svg:width="15.498cm" svg:height="9.81cm"/>
          <chart:axis chart:dimension="x" chart:name="primary-x" chart:style-name="ch5">
            <chart:title svg:x="9.454cm" svg:y="13.146cm" chart:style-name="ch6">
              <text:p>Iterations</text:p>
            </chart:title>
          </chart:axis>
          <chart:axis chart:dimension="y" chart:name="primary-y" chart:style-name="ch7">
            <chart:title svg:x="0.451cm" svg:y="7.908cm" chart:style-name="ch8">
              <text:p>Error</text:p>
            </chart:title>
            <chart:grid chart:style-name="ch9" chart:class="major"/>
          </chart:axis>
          <chart:series chart:style-name="ch10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11" chart:values-cell-range-address="Sheet1.C2:Sheet1.C10" chart:label-cell-address="Sheet1.C1:Sheet1.C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acobi Error</text:p>
                <draw:g>
                  <svg:desc>Sheet1.B1:Sheet1.B1</svg:desc>
                </draw:g>
              </table:table-cell>
              <table:table-cell office:value-type="string">
                <text:p>GS Err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12">
                <text:p>12</text:p>
                <draw:g>
                  <svg:desc>Sheet1.B2:Sheet1.B10</svg:desc>
                </draw:g>
              </table:table-cell>
              <table:table-cell office:value-type="float" office:value="24">
                <text:p>24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4">
                <text:p>384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98304">
                <text:p>9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36">
                <text:p>1536</text:p>
              </table:table-cell>
              <table:table-cell office:value-type="float" office:value="393216">
                <text:p>393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72">
                <text:p>3072</text:p>
              </table:table-cell>
              <table:table-cell office:value-type="float" office:value="1572864">
                <text:p>1572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